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B804A220163FD4A.png" manifest:media-type="image/png"/>
  <manifest:file-entry manifest:full-path="Pictures/100002010000044A000001C7EEED84A57B29702F.png" manifest:media-type="image/png"/>
  <manifest:file-entry manifest:full-path="Pictures/100002010000044A000001C736191E4EF194A34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1949b5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P6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9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10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11" style:family="paragraph" style:parent-style-name="Vec">
      <style:text-properties style:use-window-font-color="true" fo:font-size="11pt" style:font-size-asian="11pt" style:font-size-complex="11pt"/>
    </style:style>
    <style:style style:name="P12" style:family="paragraph" style:parent-style-name="Table_20_Contents">
      <style:text-properties style:use-window-font-color="true" fo:font-size="11pt" style:font-size-asian="11pt" style:font-size-complex="11pt"/>
    </style:style>
    <style:style style:name="P13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0d53a4"/>
    </style:style>
    <style:style style:name="P16" style:family="paragraph" style:parent-style-name="Text_20_body">
      <style:text-properties officeooo:paragraph-rsid="001949b5"/>
    </style:style>
    <style:style style:name="P17" style:family="paragraph" style:parent-style-name="Standard" style:master-page-name="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style:page-number="auto" fo:background-color="transparent"/>
      <style:text-properties fo:hyphenate="true"/>
    </style:style>
    <style:style style:name="P18" style:family="paragraph" style:parent-style-name="Standard">
      <loext:graphic-properties draw:fill="none"/>
      <style:paragraph-properties fo:margin-left="9.999cm" fo:margin-right="0cm" fo:text-align="justify" style:justify-single-word="false" fo:orphans="2" fo:widows="2" fo:hyphenation-ladder-count="no-limit" fo:text-indent="0cm" style:auto-text-indent="false" fo:background-color="transparent"/>
      <style:text-properties fo:hyphenate="true"/>
    </style:style>
    <style:style style:name="P19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20" style:family="paragraph" style:parent-style-name="Standard">
      <style:paragraph-properties fo:margin-left="9.999cm" fo:margin-right="0cm" fo:margin-top="0cm" fo:margin-bottom="0cm" loext:contextual-spacing="false" fo:text-indent="0cm" style:auto-text-indent="false"/>
      <style:text-properties fo:font-variant="normal" fo:text-transform="none" fo:color="#222222" style:font-name="arial1" fo:font-size="9.75pt" fo:letter-spacing="normal" fo:font-style="normal" fo:font-weight="normal" officeooo:paragraph-rsid="001b298a" loext:padding="0cm" loext:border="none"/>
    </style:style>
    <style:style style:name="P21" style:family="paragraph" style:parent-style-name="Standard">
      <style:paragraph-properties fo:margin-left="9.999cm" fo:margin-right="0cm" fo:margin-top="0cm" fo:margin-bottom="0cm" loext:contextual-spacing="false" fo:text-indent="0cm" style:auto-text-indent="false"/>
      <style:text-properties officeooo:paragraph-rsid="001b298a"/>
    </style:style>
    <style:style style:name="P22" style:family="paragraph" style:parent-style-name="Text_20_body">
      <style:paragraph-properties fo:text-align="start" style:justify-single-word="false"/>
      <style:text-properties officeooo:paragraph-rsid="00132da3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7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132da3" style:font-name-complex="Arial" style:font-size-complex="11pt"/>
    </style:style>
    <style:style style:name="T9" style:family="text">
      <style:text-properties fo:font-variant="normal" fo:text-transform="none" fo:color="#222222" style:font-name="arial1" fo:font-size="9.75pt" fo:letter-spacing="normal" fo:font-style="normal" fo:font-weight="normal" loext:padding="0cm" loext:border="none"/>
    </style:style>
    <style:style style:name="T10" style:family="text">
      <style:text-properties fo:font-size="12pt" style:font-size-asian="12pt" style:language-asian="cs" style:country-asian="CZ" style:font-name-complex="Arial" style:font-size-complex="12pt"/>
    </style:style>
    <style:style style:name="T11" style:family="text">
      <style:text-properties style:font-name-asian="Liberation Sans" style:font-name-complex="Liberation Sans"/>
    </style:style>
    <style:style style:name="T12" style:family="text">
      <style:text-properties style:font-name="Liberation Sans" fo:font-size="10pt" style:font-size-asian="10pt" style:font-name-complex="Arial" style:font-size-complex="10pt"/>
    </style:style>
    <style:style style:name="T13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4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5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6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17" style:family="text">
      <style:text-properties style:use-window-font-color="true" style:font-name-complex="Arial" style:font-size-complex="11pt"/>
    </style:style>
    <style:style style:name="T18" style:family="text">
      <style:text-properties style:use-window-font-color="true" officeooo:rsid="0009e238" style:font-name-complex="Arial" style:font-size-complex="11pt"/>
    </style:style>
    <style:style style:name="T19" style:family="text">
      <style:text-properties style:use-window-font-color="true" officeooo:rsid="000a63a3" style:font-name-complex="Arial" style:font-size-complex="11pt"/>
    </style:style>
    <style:style style:name="T20" style:family="text">
      <style:text-properties style:use-window-font-color="true" officeooo:rsid="000c37ed" style:font-name-complex="Arial" style:font-size-complex="11pt"/>
    </style:style>
    <style:style style:name="T21" style:family="text">
      <style:text-properties style:use-window-font-color="true" officeooo:rsid="00132da3" style:font-name-complex="Arial" style:font-size-complex="11pt"/>
    </style:style>
    <style:style style:name="T22" style:family="text">
      <style:text-properties style:use-window-font-color="true" officeooo:rsid="001373fa" style:font-name-complex="Arial" style:font-size-complex="11pt"/>
    </style:style>
    <style:style style:name="T23" style:family="text">
      <style:text-properties style:use-window-font-color="true" officeooo:rsid="000e84a2" style:font-name-complex="Arial" style:font-size-complex="11pt"/>
    </style:style>
    <style:style style:name="T24" style:family="text">
      <style:text-properties style:use-window-font-color="true" officeooo:rsid="001c7e2f" style:font-name-complex="Arial" style:font-size-complex="11pt"/>
    </style:style>
    <style:style style:name="T25" style:family="text">
      <style:text-properties style:use-window-font-color="true" officeooo:rsid="000c37ed" style:font-size-complex="11pt"/>
    </style:style>
    <style:style style:name="T26" style:family="text">
      <style:text-properties style:use-window-font-color="true" fo:font-size="11pt" style:font-size-asian="11pt" style:font-size-complex="11pt"/>
    </style:style>
    <style:style style:name="T27" style:family="text">
      <style:text-properties style:use-window-font-color="true" fo:font-weight="bold" style:font-weight-asian="bold" style:font-name-complex="Arial" style:font-size-complex="11pt" style:font-weight-complex="bold"/>
    </style:style>
    <style:style style:name="T28" style:family="text">
      <style:text-properties officeooo:rsid="000c37ed"/>
    </style:style>
    <style:style style:name="T29" style:family="text">
      <style:text-properties fo:language="cs" fo:country="CZ" style:language-complex="ar" style:country-complex="SA"/>
    </style:style>
    <style:style style:name="T30" style:family="text">
      <style:text-properties fo:language="cs" fo:country="CZ" officeooo:rsid="001b298a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trong_20_Emphasis"><text:span text:style-name="T29"/></text:span></text:p>
      <text:p text:style-name="P18"><text:span text:style-name="Strong_20_Emphasis"><text:span text:style-name="T29">Krajský úřad </text:span></text:span><text:span text:style-name="Strong_20_Emphasis"><text:span text:style-name="T30">Královehradeckého</text:span></text:span><text:span text:style-name="Strong_20_Emphasis"><text:span text:style-name="T29"> kraje</text:span></text:span></text:p>
      <text:p text:style-name="P20">Pivovarské nám. 1245/2,</text:p>
      <text:p text:style-name="P21"><text:span text:style-name="T9">500 03 Hradec Králové</text:span></text:p>
      <text:p text:style-name="P19"/>
      <text:p text:style-name="P19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Table_20_Contents"><text:span text:style-name="Standardní_20_písmo_20_odstavce"><text:span text:style-name="T26"><text:date style:data-style-name="N10107" text:date-value="2017-08-28T10:46:18.181835962">28.8.17</text:date></text:span></text:span></text:p>
          </table:table-cell>
        </table:table-row>
        <table:table-row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2"/>
          </table:table-cell>
          <table:table-cell table:style-name="Tabulka1.A1" office:value-type="string">
            <text:p text:style-name="P13">Praha</text:p>
          </table:table-cell>
        </table:table-row>
      </table:table>
      <text:p text:style-name="P11">Odvolání zmocněnce <text:span text:style-name="T28">politické strany</text:span></text:p>
      <text:p text:style-name="P16"><text:span text:style-name="Standardní_20_písmo_20_odstavce"><text:span text:style-name="T20">Politická strana Česká pirátská strana, která je volební stranou pro volby do </text:span></text:span><text:span text:style-name="Standardní_20_písmo_20_odstavce"><text:span text:style-name="T23">Poslanecké sněmovny Parlamentu České republiky</text:span></text:span><text:span text:style-name="Standardní_20_písmo_20_odstavce"><text:span text:style-name="T18">, </text:span></text:span><text:span text:style-name="Standardní_20_písmo_20_odstavce"><text:span text:style-name="T20">konané ve dnech </text:span></text:span><text:span text:style-name="Standardní_20_písmo_20_odstavce"><text:span text:style-name="T23">20</text:span></text:span><text:span text:style-name="Standardní_20_písmo_20_odstavce"><text:span text:style-name="T20">. a </text:span></text:span><text:span text:style-name="Standardní_20_písmo_20_odstavce"><text:span text:style-name="T23">21</text:span></text:span><text:span text:style-name="Standardní_20_písmo_20_odstavce"><text:span text:style-name="T20">. října 201</text:span></text:span><text:span text:style-name="Standardní_20_písmo_20_odstavce"><text:span text:style-name="T23">7</text:span></text:span></text:p>
      <text:p text:style-name="P14">odvolává svého volebního zmocněnce</text:p>
      <text:p text:style-name="P22"><text:span text:style-name="Standardní_20_písmo_20_odstavce"><text:span text:style-name="T21">​</text:span></text:span><text:span text:style-name="Standardní_20_písmo_20_odstavce"><text:span text:style-name="T8">Jakub Zítko, Náchod, Václavická 1212, nar. 1.12.1995</text:span></text:span></text:p>
      <text:p text:style-name="Text_20_body"><text:span text:style-name="Standardní_20_písmo_20_odstavce"><text:span text:style-name="T17">Za volební stranu dále jedná náhradník volebního zmocněnce Vladislav T</text:span></text:span><text:span text:style-name="Standardní_20_písmo_20_odstavce"><text:span text:style-name="T18">o</text:span></text:span><text:span text:style-name="Standardní_20_písmo_20_odstavce"><text:span text:style-name="T17">bias Esner, narozen 03.03.1982, trvalé bydliště Bechyňská č.p. 639, Praha 9, </text:span></text:span><text:span text:style-name="Standardní_20_písmo_20_odstavce"><text:span text:style-name="T18">Praha, </text:span></text:span><text:span text:style-name="Standardní_20_písmo_20_odstavce"><text:span text:style-name="T17">199 00 s datovou schránkou </text:span></text:span><text:span text:style-name="Standardní_20_písmo_20_odstavce"><text:span text:style-name="T27">efxtg8z</text:span></text:span><text:span text:style-name="Standardní_20_písmo_20_odstavce"><text:span text:style-name="T17">. Telefon: </text:span></text:span><text:span text:style-name="Standardní_20_písmo_20_odstavce"><text:span text:style-name="T20">778702713</text:span></text:span></text:p>
      <text:p text:style-name="P15"><text:span text:style-name="Standardní_20_písmo_20_odstavce"><text:span text:style-name="T19">Jaku</text:span></text:span><text:span text:style-name="Standardní_20_písmo_20_odstavce"><text:span text:style-name="T24">b Zitko</text:span></text:span><text:span text:style-name="Standardní_20_písmo_20_odstavce"><text:span text:style-name="T19"> ať nadále zůstane kontaktem na zástupce kandidujících subjektů uvedeným na stránkách kraje.</text:span></text:span></text:p>
      <text:p text:style-name="P9">S pozdravem</text:p>
      <text:p text:style-name="P10"><text:span text:style-name="Standardní_20_písmo_20_odstavce"><text:span text:style-name="T25">PhDr. Ivan Bartoš, Ph.D.</text:span></text:span></text:p>
      <text:p text:style-name="P10"><text:span text:style-name="Standardní_20_písmo_20_odstavce"><text:span text:style-name="T25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949b5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1949b5" style:text-blinking="false" fo:background-color="transparen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4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2"/>
    </style:style>
    <style:style style:name="MT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name-complex="Arial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6" style:family="text">
      <style:text-properties fo:font-size="12pt" style:font-size-asian="12pt" style:language-asian="cs" style:country-asian="CZ" style:font-name-complex="Arial" style:font-size-complex="12pt"/>
    </style:style>
    <style:style style:name="MT7" style:family="text">
      <style:text-properties style:font-name-asian="Liberation Sans" style:font-name-complex="Liberation Sans"/>
    </style:style>
    <style:style style:name="MT8" style:family="text">
      <style:text-properties officeooo:rsid="000c37ed" style:font-name-complex="Arial"/>
    </style:style>
    <style:style style:name="MT9" style:family="text">
      <style:text-properties style:font-name="Liberation Sans" fo:font-size="10pt" style:font-size-asian="10pt" style:font-name-complex="Arial" style:font-size-complex="10pt"/>
    </style:style>
    <style:style style:name="MT10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11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2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3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4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paragraph" svg:x="-0.409cm" svg:y="-0.4cm" svg:width="5.666cm" style:rel-width="scale" svg:height="2.348cm" style:rel-height="scale" draw:z-index="1"><draw:image xlink:href="Pictures/100002010000044A000001C736191E4EF194A342.png" xlink:type="simple" xlink:show="embed" xlink:actuate="onLoad"/></draw:frame></text:p>
      </style:header>
      <style:footer>
        <text:p text:style-name="MP1"><text:span text:style-name="Standardní_20_písmo_20_odstavce"><text:span text:style-name="MT1"><text:line-break/></text:span></text:span><text:span text:style-name="Standardní_20_písmo_20_odstavce"><text:span text:style-name="MT2">Česká pirátská strana • Řehořova 943/19, 130 00 Praha 3 • Doručovat do datové schránky b2i4r6j</text:span></text:span></text:p>
        <text:p text:style-name="MP2">Tel. +420 778 702 713 • Web http://www.pirati.cz • E-mail info@pirati.cz • IČO 71339698</text:p>
        <text:p text:style-name="MP1"><text:span text:style-name="Standardní_20_písmo_20_odstavce"><text:span text:style-name="MT3">Transparentní účty: Volební: </text:span></text:span><text:span text:style-name="Standardní_20_písmo_20_odstavce"><text:span text:style-name="MT4">2901172853/2010, Zvláštní: 2200623578/2010,</text:span></text:span><text:span text:style-name="Standardní_20_písmo_20_odstavce"><text:span text:style-name="MT5"> </text:span></text:span><text:span text:style-name="Standardní_20_písmo_20_odstavce"><text:span text:style-name="MT3">2100048174/2010</text:span></text:span></text:p>
      </style:footer>
    </style:master-page>
    <style:master-page style:name="MP0" style:page-layout-name="Mpm2">
      <style:footer>
        <text:p text:style-name="MP3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4"><draw:frame draw:style-name="Mfr1" draw:name="Obrázek 1" text:anchor-type="paragraph" svg:x="-0.409cm" svg:y="-0.4cm" svg:width="5.666cm" style:rel-width="scale" svg:height="2.348cm" style:rel-height="scale" draw:z-index="0"><draw:image xlink:href="Pictures/100002010000044A000001C7EEED84A57B29702F.png" xlink:type="simple" xlink:show="embed" xlink:actuate="onLoad"/></draw:frame><text:span text:style-name="Standardní_20_písmo_20_odstavce"><text:span text:style-name="MT6"/></text:span></text:p>
      </style:header>
      <style:footer>
        <text:p text:style-name="MP5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7"><text:line-break/></text:span></text:span><text:span text:style-name="Standardní_20_písmo_20_odstavce"><text:span text:style-name="MT1">Tel. +420 7</text:span></text:span><text:span text:style-name="Standardní_20_písmo_20_odstavce"><text:span text:style-name="MT8">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5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6"><draw:frame text:anchor-type="paragraph" draw:z-index="0" draw:style-name="Mgr1" draw:text-style-name="MP7" svg:width="5.666cm" svg:height="2.347cm" svg:x="-0.409cm" svg:y="-0.4cm"><draw:image xlink:href="Pictures/100002010000044A000001C76B804A220163FD4A.png" xlink:type="simple" xlink:show="embed" xlink:actuate="onLoad"><text:p/></draw:image></draw:frame></text:p>
        <text:p text:style-name="MP6"/>
        <text:p text:style-name="MP8"/>
      </style:header>
      <style:footer>
        <text:p text:style-name="MP3"><text:span text:style-name="MT9"><text:line-break/></text:span><text:span text:style-name="MT10">Česká pirátská strana • Řehořova 943/19 130 00 Praha 3 <text:s/>• Doručovat do datové schránky b2i4r6j</text:span><text:span text:style-name="MT11"><text:line-break/></text:span><text:span text:style-name="MT12">Tel</text:span><text:span text:style-name="MT10">. +420 </text:span><text:span text:style-name="MT13">778 702 713</text:span><text:span text:style-name="MT10"> • </text:span><text:span text:style-name="MT12">Web</text:span><text:span text:style-name="MT10"> </text:span><text:a xlink:type="simple" xlink:href="http://www.pirati.cz/" text:style-name="Internet_20_link" text:visited-style-name="Visited_20_Internet_20_Link"><text:span text:style-name="MT14">http://www.pirati.cz</text:span></text:a><text:span text:style-name="MT10"> • E-mail </text:span><text:a xlink:type="simple" xlink:href="mailto:info@pirati.cz" text:style-name="Internet_20_link" text:visited-style-name="Visited_20_Internet_20_Link"><text:span text:style-name="MT14">info@pirati.cz</text:span></text:a><text:span text:style-name="MT10"> • IČO 71339698</text:span></text:p>
        <text:p text:style-name="MP9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0:40:23.552497089</dc:date>
    <meta:editing-cycles>15</meta:editing-cycles>
    <meta:editing-duration>PT19H32M</meta:editing-duration>
    <meta:document-statistic meta:table-count="1" meta:image-count="2" meta:object-count="0" meta:page-count="1" meta:paragraph-count="22" meta:word-count="208" meta:character-count="1444" meta:non-whitespace-character-count="1251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Downloads/odvolani_zmocnence_volebni_strany_koalice.odt/Sablona_dopis.ott"/>
  </office:meta>
</office:document-meta>
</file>